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able2" style:family="table">
      <style:table-properties style:width="6.9271in" fo:margin-left="0in" table:align="left"/>
    </style:style>
    <style:style style:name="able2.A" style:family="table-column">
      <style:table-column-properties style:column-width="3.4688in"/>
    </style:style>
    <style:style style:name="able2.B" style:family="table-column">
      <style:table-column-properties style:column-width="3.4583in"/>
    </style:style>
    <style:style style:name="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able2.B1" style:family="table-cell">
      <style:table-cell-properties fo:padding="0.0382in" fo:border="0.05pt solid #000000"/>
    </style:style>
    <style:style style:name="able2.A2" style:family="table-cell">
      <style:table-cell-properties fo:padding="0.0382in" fo:border-left="0.05pt solid #000000" fo:border-right="none" fo:border-top="none" fo:border-bottom="0.05pt solid #000000"/>
    </style:style>
    <style:style style:name="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ser stories to be considered: </text:p>
      <text:list xml:id="list1452491215" text:style-name="L1">
        <text:list-item>
          <text:p text:style-name="P2">As a Consumer, I would like to create an account and log in.</text:p>
        </text:list-item>
        <text:list-item>
          <text:p text:style-name="P1">As a Consumer, I would like to browse all threads within a broad category.</text:p>
        </text:list-item>
        <text:list-item>
          <text:p text:style-name="P1">As a Producer, I would like to create threads and have them associated with topics of my choosing.</text:p>
        </text:list-item>
      </text:list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User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User name, id, account type</text:p>
          </table:table-cell>
          <table:table-cell table:style-name="Table1.B2" office:value-type="string">
            <text:p text:style-name="Table_20_Contents">DAO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Category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Has a title and an ID. Threads may be associated with a category.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Contents">Topic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Has an ID and a name.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Thread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 series of related posts within a category. May have several topics associated with it. Created by a user. Can contain several reply posts.</text:p>
          </table:table-cell>
          <table:table-cell table:style-name="Table5.B2" office:value-type="string">
            <text:p text:style-name="Table_20_Contents">User</text:p>
            <text:p text:style-name="Table_20_Contents">Post</text:p>
            <text:p text:style-name="Table_20_Contents">Category</text:p>
            <text:p text:style-name="Table_20_Contents">Topic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Post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 component of a thread. Individual contribution of text by a user.</text:p>
          </table:table-cell>
          <table:table-cell table:style-name="Table4.B2" office:value-type="string">
            <text:p text:style-name="Table_20_Contents">User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RequestProcessor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Receives requests and session authentication tokens from clients. Delegates request processing to AccessControlLayer</text:p>
          </table:table-cell>
          <table:table-cell table:style-name="Table3.B2" office:value-type="string">
            <text:p text:style-name="Table_20_Contents">AccessControlLayer</text:p>
          </table:table-cell>
        </table:table-row>
      </table:table>
      <text:p text:style-name="Standard"/>
      <text:p text:style-name="Standard"/>
      <table:table table:name="able2" table:style-name="able2">
        <table:table-column table:style-name="able2.A"/>
        <table:table-column table:style-name="able2.B"/>
        <table:table-row>
          <table:table-cell table:style-name="able2.A1" office:value-type="string">
            <text:p text:style-name="Table_20_Contents">AccessControlLayer</text:p>
          </table:table-cell>
          <table:table-cell table:style-name="able2.B1" office:value-type="string">
            <text:p text:style-name="Table_20_Contents"/>
          </table:table-cell>
        </table:table-row>
        <table:table-row>
          <table:table-cell table:style-name="able2.A2" office:value-type="string">
            <text:p text:style-name="Table_20_Contents">Accepts session tokens along with user actions, and will carry out the actions of the token is authorized</text:p>
          </table:table-cell>
          <table:table-cell table:style-name="able2.B2" office:value-type="string">
            <text:p text:style-name="Table_20_Contents">DAO</text:p>
            <text:p text:style-name="Table_20_Contents">User</text:p>
            <text:p text:style-name="Table_20_Contents">Category</text:p>
            <text:p text:style-name="Table_20_Contents">Topic</text:p>
            <text:p text:style-name="Table_20_Contents">Thread</text:p>
            <text:p text:style-name="Table_20_Contents">Post</text:p>
          </table:table-cell>
        </table:table-row>
      </table:table>
      <text:p text:style-name="Standard"><text:soft-page-break/></text:p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DAO</text:p>
          </table:table-cell>
          <table:table-cell table:style-name="Table2.B1" office:value-type="string">
            <text:p text:style-name="Table_20_Contents">Interface</text:p>
          </table:table-cell>
        </table:table-row>
        <table:table-row>
          <table:table-cell table:style-name="Table2.A2" office:value-type="string">
            <text:p text:style-name="Table_20_Contents">Abstract definitions of data handling functions to be implemented in an actual DAO.</text:p>
          </table:table-cell>
          <table:table-cell table:style-name="Table2.B2" office:value-type="string">
            <text:p text:style-name="Table_20_Contents">User</text:p>
            <text:p text:style-name="Table_20_Contents">Category</text:p>
            <text:p text:style-name="Table_20_Contents">Topic</text:p>
            <text:p text:style-name="Table_20_Contents">Thread</text:p>
            <text:p text:style-name="Table_20_Contents">Po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1:51:56</meta:creation-date>
    <dc:date>2014-10-06T22:30:40</dc:date>
    <meta:editing-duration>PT36M10S</meta:editing-duration>
    <meta:editing-cycles>3</meta:editing-cycles>
    <meta:generator>LibreOffice/3.5$Linux_X86_64 LibreOffice_project/350m1$Build-2</meta:generator>
    <meta:document-statistic meta:table-count="8" meta:image-count="0" meta:object-count="0" meta:page-count="2" meta:paragraph-count="39" meta:word-count="184" meta:character-count="1069" meta:non-whitespace-character-count="926"/>
  </office:meta>
</office:document-meta>
</file>